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29208" officeooo:paragraph-rsid="000292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1T13:41:40.858576000</meta:creation-date>
    <dc:date>2017-01-11T13:41:55.272429000</dc:date>
    <meta:editing-duration>PT15S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7"/>
    <meta:generator>LibreOffice/5.2.3.3$MacOSX_X86_64 LibreOffice_project/d54a8868f08a7b39642414cf2c8ef2f228f780cf</meta:generator>
  </office:meta>
</office:document-meta>
</file>